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1.6252in" svg:height="5.1563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5:07:48.153878272</meta:creation-date>
    <dc:date>2019-02-24T15:08:18.834540382</dc:date>
    <meta:editing-duration>PT31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G_C_M_FEB19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89">
          <table:table-cell table:number-columns-repeated="2"/>
        </table:table-row>
        <table:table-row table:style-name="ro1">
          <table:table-cell office:value-type="string" calcext:value-type="string">
            <text:p>01.01.2017</text:p>
          </table:table-cell>
          <table:table-cell office:value-type="float" office:value="34422" calcext:value-type="float">
            <text:p>34422</text:p>
          </table:table-cell>
        </table:table-row>
        <table:table-row table:style-name="ro1">
          <table:table-cell office:value-type="string" calcext:value-type="string">
            <text:p>01.02.2017</text:p>
          </table:table-cell>
          <table:table-cell office:value-type="float" office:value="35497" calcext:value-type="float">
            <text:p>35497</text:p>
          </table:table-cell>
        </table:table-row>
        <table:table-row table:style-name="ro1">
          <table:table-cell office:value-type="string" calcext:value-type="string">
            <text:p>01.03.2017</text:p>
          </table:table-cell>
          <table:table-cell office:value-type="float" office:value="37899" calcext:value-type="float">
            <text:p>37899</text:p>
          </table:table-cell>
        </table:table-row>
        <table:table-row table:style-name="ro1">
          <table:table-cell office:value-type="string" calcext:value-type="string">
            <text:p>01.04.2017</text:p>
          </table:table-cell>
          <table:table-cell office:value-type="float" office:value="39225" calcext:value-type="float">
            <text:p>39225</text:p>
          </table:table-cell>
        </table:table-row>
        <table:table-row table:style-name="ro1">
          <table:table-cell office:value-type="string" calcext:value-type="string">
            <text:p>01.05.2017</text:p>
          </table:table-cell>
          <table:table-cell office:value-type="float" office:value="39679" calcext:value-type="float">
            <text:p>39679</text:p>
          </table:table-cell>
        </table:table-row>
        <table:table-row table:style-name="ro1">
          <table:table-cell office:value-type="string" calcext:value-type="string">
            <text:p>01.06.2017</text:p>
          </table:table-cell>
          <table:table-cell office:value-type="float" office:value="41454" calcext:value-type="float">
            <text:p>41454</text:p>
          </table:table-cell>
        </table:table-row>
        <table:table-row table:style-name="ro1">
          <table:table-cell office:value-type="string" calcext:value-type="string">
            <text:p>01.07.2017</text:p>
          </table:table-cell>
          <table:table-cell office:value-type="float" office:value="38073" calcext:value-type="float">
            <text:p>38073</text:p>
          </table:table-cell>
        </table:table-row>
        <table:table-row table:style-name="ro1">
          <table:table-cell office:value-type="string" calcext:value-type="string">
            <text:p>01.08.2017</text:p>
          </table:table-cell>
          <table:table-cell office:value-type="float" office:value="37099" calcext:value-type="float">
            <text:p>37099</text:p>
          </table:table-cell>
        </table:table-row>
        <table:table-row table:style-name="ro1">
          <table:table-cell office:value-type="string" calcext:value-type="string">
            <text:p>01.09.2017</text:p>
          </table:table-cell>
          <table:table-cell office:value-type="float" office:value="38047" calcext:value-type="float">
            <text:p>38047</text:p>
          </table:table-cell>
        </table:table-row>
        <table:table-row table:style-name="ro1">
          <table:table-cell office:value-type="string" calcext:value-type="string">
            <text:p>01.10.2017</text:p>
          </table:table-cell>
          <table:table-cell office:value-type="float" office:value="38333" calcext:value-type="float">
            <text:p>38333</text:p>
          </table:table-cell>
        </table:table-row>
        <table:table-row table:style-name="ro1">
          <table:table-cell office:value-type="string" calcext:value-type="string">
            <text:p>01.11.2017</text:p>
          </table:table-cell>
          <table:table-cell office:value-type="float" office:value="38848" calcext:value-type="float">
            <text:p>38848</text:p>
          </table:table-cell>
        </table:table-row>
        <table:table-row table:style-name="ro1">
          <table:table-cell office:value-type="string" calcext:value-type="string">
            <text:p>01.12.2017</text:p>
          </table:table-cell>
          <table:table-cell office:value-type="float" office:value="51197" calcext:value-type="float">
            <text:p>51197</text:p>
          </table:table-cell>
        </table:table-row>
        <table:table-row table:style-name="ro1">
          <table:table-cell office:value-type="string" calcext:value-type="string">
            <text:p>01.01.2017</text:p>
          </table:table-cell>
          <table:table-cell office:value-type="float" office:value="39017" calcext:value-type="float">
            <text:p>39017</text:p>
          </table:table-cell>
        </table:table-row>
        <table:table-row table:style-name="ro1">
          <table:table-cell office:value-type="string" calcext:value-type="string">
            <text:p>01.02.2017</text:p>
          </table:table-cell>
          <table:table-cell office:value-type="float" office:value="41220" calcext:value-type="float">
            <text:p>41220</text:p>
          </table:table-cell>
        </table:table-row>
        <table:table-row table:style-name="ro1">
          <table:table-cell office:value-type="string" calcext:value-type="string">
            <text:p>01.03.2017</text:p>
          </table:table-cell>
          <table:table-cell office:value-type="float" office:value="42364" calcext:value-type="float">
            <text:p>42364</text:p>
          </table:table-cell>
        </table:table-row>
        <table:table-row table:style-name="ro1">
          <table:table-cell office:value-type="string" calcext:value-type="string">
            <text:p>01.04.2017</text:p>
          </table:table-cell>
          <table:table-cell office:value-type="float" office:value="43381" calcext:value-type="float">
            <text:p>43381</text:p>
          </table:table-cell>
        </table:table-row>
        <table:table-row table:style-name="ro1">
          <table:table-cell office:value-type="string" calcext:value-type="string">
            <text:p>01.01.2018</text:p>
          </table:table-cell>
          <table:table-cell office:value-type="float" office:value="39017" calcext:value-type="float">
            <text:p>39017</text:p>
          </table:table-cell>
        </table:table-row>
        <table:table-row table:style-name="ro1">
          <table:table-cell office:value-type="string" calcext:value-type="string">
            <text:p>01.02.2018</text:p>
          </table:table-cell>
          <table:table-cell office:value-type="float" office:value="40443" calcext:value-type="float">
            <text:p>40443</text:p>
          </table:table-cell>
        </table:table-row>
        <table:table-row table:style-name="ro1">
          <table:table-cell office:value-type="string" calcext:value-type="string">
            <text:p>01.03.2018</text:p>
          </table:table-cell>
          <table:table-cell office:value-type="float" office:value="42364" calcext:value-type="float">
            <text:p>42364</text:p>
          </table:table-cell>
        </table:table-row>
        <table:table-row table:style-name="ro1">
          <table:table-cell office:value-type="string" calcext:value-type="string">
            <text:p>01.04.2018</text:p>
          </table:table-cell>
          <table:table-cell office:value-type="float" office:value="43381" calcext:value-type="float">
            <text:p>43381</text:p>
          </table:table-cell>
        </table:table-row>
        <table:table-row table:style-name="ro1">
          <table:table-cell office:value-type="string" calcext:value-type="string">
            <text:p>01.05.2018</text:p>
          </table:table-cell>
          <table:table-cell office:value-type="float" office:value="44076" calcext:value-type="float">
            <text:p>44076</text:p>
          </table:table-cell>
        </table:table-row>
        <table:table-row table:style-name="ro1">
          <table:table-cell office:value-type="string" calcext:value-type="string">
            <text:p>01.06.2018</text:p>
          </table:table-cell>
          <table:table-cell office:value-type="float" office:value="45848" calcext:value-type="float">
            <text:p>45848</text:p>
          </table:table-cell>
        </table:table-row>
        <table:table-row table:style-name="ro1">
          <table:table-cell office:value-type="string" calcext:value-type="string">
            <text:p>01.07.2018</text:p>
          </table:table-cell>
          <table:table-cell office:value-type="float" office:value="42413" calcext:value-type="float">
            <text:p>42413</text:p>
          </table:table-cell>
        </table:table-row>
        <table:table-row table:style-name="ro1">
          <table:table-cell office:value-type="string" calcext:value-type="string">
            <text:p>01.08.2018</text:p>
          </table:table-cell>
          <table:table-cell office:value-type="float" office:value="41364" calcext:value-type="float">
            <text:p>41364</text:p>
          </table:table-cell>
        </table:table-row>
        <table:table-row table:style-name="ro1">
          <table:table-cell office:value-type="string" calcext:value-type="string">
            <text:p>01.09.2018</text:p>
          </table:table-cell>
          <table:table-cell office:value-type="float" office:value="41774" calcext:value-type="float">
            <text:p>41774</text:p>
          </table:table-cell>
        </table:table-row>
        <table:table-row table:style-name="ro1">
          <table:table-cell office:value-type="string" calcext:value-type="string">
            <text:p>01.10.2018</text:p>
          </table:table-cell>
          <table:table-cell office:value-type="float" office:value="42332" calcext:value-type="float">
            <text:p>42332</text:p>
          </table:table-cell>
        </table:table-row>
        <table:table-row table:style-name="ro1">
          <table:table-cell office:value-type="string" calcext:value-type="string">
            <text:p>01.11.2018</text:p>
          </table:table-cell>
          <table:table-cell office:value-type="float" office:value="42595" calcext:value-type="float">
            <text:p>42595</text:p>
          </table:table-cell>
        </table:table-row>
        <table:table-row table:style-name="ro1">
          <table:table-cell office:value-type="string" calcext:value-type="string">
            <text:p>01.12.2018</text:p>
          </table:table-cell>
          <table:table-cell office:value-type="float" office:value="55569" calcext:value-type="float">
            <text:p>55569</text:p>
          </table:table-cell>
        </table:table-row>
        <table:table-row table:style-name="ro1">
          <table:table-cell office:value-type="string" calcext:value-type="string">
            <text:p>01.01.2019</text:p>
          </table:table-cell>
          <table:table-cell office:value-type="float" office:value="41120" calcext:value-type="float">
            <text:p>4112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/00/0000</text:date>, <text:time style:data-style-name="N2" text:time-value="15:07:48.949694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